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0.483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2311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68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9165in" fo:break-before="auto" style:use-optimal-row-height="false"/>
    </style:style>
    <style:style style:name="ro3" style:family="table-row">
      <style:table-row-properties style:row-height="0.2346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PageStyle_5f_ControlRoms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1.76pt double-thin #000000" style:border-line-width-bottom="0.0071in 0.0102in 0.0071in" fo:background-color="#c5e0b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1" style:base-cell-address="ControlRoms.E4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" style:base-cell-address="ControlRoms.E14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3" style:base-cell-address="ControlRoms.E31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0" style:base-cell-address="ControlRoms.E95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2" style:base-cell-address="ControlRoms.E151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1" style:base-cell-address="ControlRoms.E159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7" style:base-cell-address="ControlRoms.E173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3" style:base-cell-address="ControlRoms.E181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1" style:base-cell-address="ControlRoms.E183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0" style:base-cell-address="ControlRoms.E189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1" style:base-cell-address="ControlRoms.E199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6" style:base-cell-address="ControlRoms.E200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6" style:base-cell-address="ControlRoms.E200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4" style:base-cell-address="ControlRoms.E204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9" style:base-cell-address="ControlRoms.E207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4" style:base-cell-address="ControlRoms.E214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5" style:base-cell-address="ControlRoms.E216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2" style:base-cell-address="ControlRoms.E260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ackground-color="#b4c7e7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1.76pt double-thin #000000" style:border-line-width-bottom="0.0071in 0.0102in 0.0071in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1" style:base-cell-address="ControlRoms.E4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7" style:base-cell-address="ControlRoms.E173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3" style:base-cell-address="ControlRoms.E181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0" style:base-cell-address="ControlRoms.E189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1" style:base-cell-address="ControlRoms.E199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6" style:base-cell-address="ControlRoms.E200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6" style:base-cell-address="ControlRoms.E200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4" style:base-cell-address="ControlRoms.E204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9" style:base-cell-address="ControlRoms.E207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4" style:base-cell-address="ControlRoms.E214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5" style:base-cell-address="ControlRoms.E216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2" style:base-cell-address="ControlRoms.E260"/>
    </style:style>
    <style:style style:name="ce71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" style:base-cell-address="ControlRoms.H14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3" style:base-cell-address="ControlRoms.E31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8" style:base-cell-address="ControlRoms.H94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2" style:base-cell-address="ControlRoms.E151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1" style:base-cell-address="ControlRoms.E159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1" style:base-cell-address="ControlRoms.E183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1" style:base-cell-address="ControlRoms.H206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8" style:base-cell-address="ControlRoms.H207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5" style:family="table-cell" style:parent-style-name="Default">
      <style:table-cell-properties fo:border-bottom="1.76pt double-thin #000000" style:border-line-width-bottom="0.0071in 0.0102in 0.0071in" fo:background-color="#c5e0b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1" style:base-cell-address="ControlRoms.E4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7" style:base-cell-address="ControlRoms.E173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3" style:base-cell-address="ControlRoms.E181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0" style:base-cell-address="ControlRoms.E189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6" style:base-cell-address="ControlRoms.E200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6" style:base-cell-address="ControlRoms.E200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" style:base-cell-address="ControlRoms.L255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2" style:base-cell-address="ControlRoms.E260"/>
    </style:style>
    <style:style style:name="ce98" style:family="table-cell" style:parent-style-name="Default">
      <style:table-cell-properties fo:border-bottom="1.76pt double-thin #000000" style:border-line-width-bottom="0.0071in 0.0102in 0.0071in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1" style:base-cell-address="ControlRoms.E4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2" style:base-cell-address="ControlRoms.M199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1" style:base-cell-address="ControlRoms.M260"/>
    </style:style>
    <style:style style:name="ce101" style:family="table-cell" style:parent-style-name="Default">
      <style:table-cell-properties fo:border-bottom="1.76pt double-thin #000000" style:border-line-width-bottom="0.0071in 0.0102in 0.0071in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1" style:base-cell-address="ControlRoms.E4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" style:base-cell-address="ControlRoms.N207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1" style:base-cell-address="ControlRoms.M26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0" style:base-cell-address="ControlRoms.O206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5" style:base-cell-address="ControlRoms.O215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8" style:base-cell-address="ControlRoms.P200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7" style:base-cell-address="ControlRoms.Q200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6" style:base-cell-address="ControlRoms.S200"/>
    </style:style>
    <style:style style:name="ce109" style:family="table-cell" style:parent-style-name="Default">
      <style:table-cell-properties fo:border-bottom="1.76pt double-thin #000000" style:border-line-width-bottom="0.0071in 0.0102in 0.0071in" fo:background-color="#a9d18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1" style:base-cell-address="ControlRoms.E4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1" style:base-cell-address="ControlRoms.M260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0" style:base-cell-address="ControlRoms.U260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6" style:base-cell-address="ControlRoms.V214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0" style:base-cell-address="ControlRoms.U260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0" style:base-cell-address="ControlRoms.U260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9" style:base-cell-address="ControlRoms.AC260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9" style:base-cell-address="ControlRoms.AC260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9" style:base-cell-address="ControlRoms.AC260"/>
    </style:style>
    <style:style style:name="ce120" style:family="table-cell" style:parent-style-name="Default">
      <style:table-cell-properties fo:border-bottom="1.76pt double-thin #000000" style:border-line-width-bottom="0.0071in 0.0102in 0.0071in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9" style:base-cell-address="ControlRoms.AK4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8" style:base-cell-address="ControlRoms.AK149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7" style:base-cell-address="ControlRoms.AK157"/>
    </style:style>
    <style:style style:name="ce1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6" style:base-cell-address="ControlRoms.AK173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2" style:base-cell-address="ControlRoms.AK181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9" style:base-cell-address="ControlRoms.AK189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3" style:base-cell-address="ControlRoms.AK197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9" style:base-cell-address="ControlRoms.AK200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2" style:base-cell-address="ControlRoms.AK205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7" style:base-cell-address="ControlRoms.AK207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" style:base-cell-address="ControlRoms.AK209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7" style:base-cell-address="ControlRoms.AK213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8" style:base-cell-address="ControlRoms.AK215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7" style:base-cell-address="ControlRoms.AK260"/>
    </style:style>
    <style:style style:name="ce139" style:family="table-cell" style:parent-style-name="Default">
      <style:table-cell-properties fo:border-bottom="1.76pt double-thin #000000" style:border-line-width-bottom="0.0071in 0.0102in 0.0071in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9" style:base-cell-address="ControlRoms.AK4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8" style:base-cell-address="ControlRoms.AK149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7" style:base-cell-address="ControlRoms.AK157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6" style:base-cell-address="ControlRoms.AK173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2" style:base-cell-address="ControlRoms.AK181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9" style:base-cell-address="ControlRoms.AK189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3" style:base-cell-address="ControlRoms.AK197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9" style:base-cell-address="ControlRoms.AK200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2" style:base-cell-address="ControlRoms.AK205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7" style:base-cell-address="ControlRoms.AK207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" style:base-cell-address="ControlRoms.AK209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7" style:base-cell-address="ControlRoms.AK213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8" style:base-cell-address="ControlRoms.AK215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7" style:base-cell-address="ControlRoms.AK260"/>
    </style:style>
    <style:style style:name="ce158" style:family="table-cell" style:parent-style-name="Default">
      <style:table-cell-properties fo:border-bottom="1.76pt double-thin #000000" style:border-line-width-bottom="0.0071in 0.0102in 0.0071in" fo:background-color="#a9d18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59" style:base-cell-address="ControlRoms.AK4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46" style:base-cell-address="ControlRoms.AK173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2" style:base-cell-address="ControlRoms.AK181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9" style:base-cell-address="ControlRoms.AK189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3" style:base-cell-address="ControlRoms.AK197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9" style:base-cell-address="ControlRoms.AK200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12" style:base-cell-address="ControlRoms.AK205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" style:base-cell-address="ControlRoms.AK209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27" style:base-cell-address="ControlRoms.AK213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8" style:base-cell-address="ControlRoms.AK215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0" style:base-cell-address="ControlRoms.AK5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62" style:base-cell-address="ControlRoms.E5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ConditionalStyle_5f_37" style:base-cell-address="ControlRoms.AK260"/>
    </style:style>
    <style:style style:name="ce174" style:family="table-cell" style:parent-style-name="Default">
      <style:table-cell-properties style:diagonal-bl-tr="none" style:diagonal-tl-br="none" fo:border="none" style:rotation-align="none"/>
    </style:style>
    <style:style style:name="ce175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rolRom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17"/>
        <table:table-column table:style-name="co4" table:default-cell-style-name="ce21"/>
        <table:table-column table:style-name="co4" table:default-cell-style-name="ce27"/>
        <table:table-column table:style-name="co4" table:number-columns-repeated="6" table:default-cell-style-name="ce30"/>
        <table:table-column table:style-name="co4" table:default-cell-style-name="ce87"/>
        <table:table-column table:style-name="co4" table:default-cell-style-name="ce27"/>
        <table:table-column table:style-name="co4" table:number-columns-repeated="2" table:default-cell-style-name="ce30"/>
        <table:table-column table:style-name="co5" table:default-cell-style-name="ce30"/>
        <table:table-column table:style-name="co4" table:number-columns-repeated="3" table:default-cell-style-name="ce30"/>
        <table:table-column table:style-name="co4" table:default-cell-style-name="ce87"/>
        <table:table-column table:style-name="co4" table:default-cell-style-name="ce27"/>
        <table:table-column table:style-name="co4" table:number-columns-repeated="6" table:default-cell-style-name="ce30"/>
        <table:table-column table:style-name="co4" table:default-cell-style-name="ce87"/>
        <table:table-column table:style-name="co4" table:default-cell-style-name="ce27"/>
        <table:table-column table:style-name="co4" table:number-columns-repeated="6" table:default-cell-style-name="ce30"/>
        <table:table-column table:style-name="co4" table:default-cell-style-name="ce87"/>
        <table:table-column table:style-name="co4" table:default-cell-style-name="ce122"/>
        <table:table-column table:style-name="co4" table:number-columns-repeated="6" table:default-cell-style-name="ce141"/>
        <table:table-column table:style-name="co4" table:default-cell-style-name="ce160"/>
        <table:table-column table:style-name="co6" table:number-columns-repeated="980" table:default-cell-style-name="Default"/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2" office:value-type="float" office:value="256" calcext:value-type="float">
            <text:p>256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51" table:number-columns-repeated="6"/>
          <table:table-cell table:style-name="ce82"/>
          <table:table-cell table:style-name="ce22"/>
          <table:table-cell table:style-name="ce51" table:number-columns-repeated="6"/>
          <table:table-cell table:style-name="ce82"/>
          <table:table-cell table:style-name="ce22"/>
          <table:table-cell table:style-name="ce51" table:number-columns-repeated="6"/>
          <table:table-cell table:style-name="ce82"/>
          <table:table-cell table:style-name="ce22"/>
          <table:table-cell table:style-name="ce51" table:number-columns-repeated="6"/>
          <table:table-cell table:style-name="ce82"/>
          <table:table-cell table:style-name="ce22"/>
          <table:table-cell table:style-name="ce51" table:number-columns-repeated="6"/>
          <table:table-cell table:style-name="ce82"/>
          <table:table-cell table:number-columns-repeated="980"/>
        </table:table-row>
        <table:table-row table:style-name="ro2">
          <table:table-cell table:style-name="ce2" office:value-type="string" calcext:value-type="string" table:number-columns-spanned="1" table:number-rows-spanned="3">
            <text:p>Instruction</text:p>
          </table:table-cell>
          <table:table-cell table:style-name="ce9" office:value-type="string" calcext:value-type="string" table:number-columns-spanned="1" table:number-rows-spanned="3">
            <text:p>HEX</text:p>
          </table:table-cell>
          <table:table-cell table:style-name="ce13" office:value-type="string" calcext:value-type="string" table:number-columns-spanned="1" table:number-rows-spanned="3">
            <text:p>Instruction</text:p>
          </table:table-cell>
          <table:table-cell table:style-name="ce19" office:value-type="string" calcext:value-type="string" table:number-columns-spanned="1" table:number-rows-spanned="3">
            <text:p>Step</text:p>
          </table:table-cell>
          <table:table-cell table:style-name="ce23" office:value-type="string" calcext:value-type="string">
            <text:p>Next_Inst</text:p>
          </table:table-cell>
          <table:table-cell table:style-name="ce52" office:value-type="string" calcext:value-type="string">
            <text:p>HALT</text:p>
          </table:table-cell>
          <table:table-cell table:style-name="ce71" office:value-type="string" calcext:value-type="string">
            <text:p>InstReg_Latch_EN</text:p>
          </table:table-cell>
          <table:table-cell table:style-name="ce52" office:value-type="string" calcext:value-type="string">
            <text:p>PC_Inc_EN</text:p>
          </table:table-cell>
          <table:table-cell table:style-name="ce71" office:value-type="string" calcext:value-type="string">
            <text:p>PC_CondInc_EN</text:p>
          </table:table-cell>
          <table:table-cell table:style-name="ce52" office:value-type="string" calcext:value-type="string">
            <text:p>PC_Latch_EN</text:p>
          </table:table-cell>
          <table:table-cell table:style-name="ce71" office:value-type="string" calcext:value-type="string">
            <text:p>HALT_CLR</text:p>
          </table:table-cell>
          <table:table-cell table:style-name="ce83" office:value-type="string" calcext:value-type="string">
            <text:p>Int Override Clr</text:p>
          </table:table-cell>
          <table:table-cell table:style-name="ce23" office:value-type="string" calcext:value-type="string">
            <text:p>RegA_Latch_EN</text:p>
          </table:table-cell>
          <table:table-cell table:style-name="ce52" office:value-type="string" calcext:value-type="string">
            <text:p>RegA_OE</text:p>
          </table:table-cell>
          <table:table-cell table:style-name="ce71" office:value-type="string" calcext:value-type="string">
            <text:p>RegB_Latch_EN</text:p>
          </table:table-cell>
          <table:table-cell table:style-name="ce52" office:value-type="string" calcext:value-type="string">
            <text:p>RegB_OE</text:p>
          </table:table-cell>
          <table:table-cell table:style-name="ce71" office:value-type="string" calcext:value-type="string">
            <text:p>RegT_LatchL_EN</text:p>
          </table:table-cell>
          <table:table-cell table:style-name="ce52" office:value-type="string" calcext:value-type="string">
            <text:p>RegT_LatchH_EN</text:p>
          </table:table-cell>
          <table:table-cell table:style-name="ce71" office:value-type="string" calcext:value-type="string">
            <text:p>RegT_OE_Adr</text:p>
          </table:table-cell>
          <table:table-cell table:style-name="ce83" office:value-type="string" calcext:value-type="string">
            <text:p>RegT_OE_DataL</text:p>
          </table:table-cell>
          <table:table-cell table:style-name="ce23" office:value-type="string" calcext:value-type="string">
            <text:p>ALU_DoBComp</text:p>
          </table:table-cell>
          <table:table-cell table:style-name="ce52" office:value-type="string" calcext:value-type="string">
            <text:p>ALU_OE</text:p>
          </table:table-cell>
          <table:table-cell table:style-name="ce71" office:value-type="string" calcext:value-type="string">
            <text:p>Status_LatchAdd_EN</text:p>
          </table:table-cell>
          <table:table-cell table:style-name="ce52" office:value-type="string" calcext:value-type="string">
            <text:p>Status_LatchSub_EN</text:p>
          </table:table-cell>
          <table:table-cell table:style-name="ce71" office:value-type="string" calcext:value-type="string">
            <text:p>Logic_Comp_OE</text:p>
          </table:table-cell>
          <table:table-cell table:style-name="ce52" office:value-type="string" calcext:value-type="string">
            <text:p>Logic_Not_OE</text:p>
          </table:table-cell>
          <table:table-cell table:style-name="ce71" office:value-type="string" calcext:value-type="string">
            <text:p>Logic_Dual_OE</text:p>
          </table:table-cell>
          <table:table-cell table:style-name="ce83" office:value-type="string" calcext:value-type="string">
            <text:p>BarrelS_OE</text:p>
          </table:table-cell>
          <table:table-cell table:style-name="ce23" office:value-type="string" calcext:value-type="string">
            <text:p>CO_In[0..13]-&gt;ROMA</text:p>
          </table:table-cell>
          <table:table-cell table:style-name="ce52" office:value-type="string" calcext:value-type="string">
            <text:p>CO_PC[0..7]-&gt;Dbus</text:p>
          </table:table-cell>
          <table:table-cell table:style-name="ce71" office:value-type="string" calcext:value-type="string">
            <text:p>CO_PC[8..13]-&gt;Dbus</text:p>
          </table:table-cell>
          <table:table-cell table:style-name="ce52" office:value-type="string" calcext:value-type="string">
            <text:p>CO_In[0..7]-&gt;RAMA[0..7]</text:p>
          </table:table-cell>
          <table:table-cell table:style-name="ce71" office:value-type="string" calcext:value-type="string">
            <text:p>CO_RegB-&gt;RAMA[0..7]</text:p>
          </table:table-cell>
          <table:table-cell table:style-name="ce52" office:value-type="string" calcext:value-type="string">
            <text:p>CO_In[0..7]-&gt;DBus</text:p>
          </table:table-cell>
          <table:table-cell table:style-name="ce71" office:value-type="string" calcext:value-type="string">
            <text:p>CO_INTAdr-&gt;ROMA</text:p>
          </table:table-cell>
          <table:table-cell table:style-name="ce83" office:value-type="string" calcext:value-type="string">
            <text:p>Int Clr</text:p>
          </table:table-cell>
          <table:table-cell table:style-name="ce23" office:value-type="string" calcext:value-type="string">
            <text:p>RAM_W</text:p>
          </table:table-cell>
          <table:table-cell table:style-name="ce52" office:value-type="string" calcext:value-type="string">
            <text:p>RAM_RAsync_LatchSafeA</text:p>
          </table:table-cell>
          <table:table-cell table:style-name="ce71" office:value-type="string" calcext:value-type="string">
            <text:p>RAM_LatchSafeDA_EN</text:p>
          </table:table-cell>
          <table:table-cell table:style-name="ce52" office:value-type="string" calcext:value-type="string">
            <text:p>Stack_W</text:p>
          </table:table-cell>
          <table:table-cell table:style-name="ce71" office:value-type="string" calcext:value-type="string">
            <text:p>Stack_RAsync</text:p>
          </table:table-cell>
          <table:table-cell table:style-name="ce52" office:value-type="string" calcext:value-type="string">
            <text:p>Stack_PresentData</text:p>
          </table:table-cell>
          <table:table-cell table:style-name="ce71" office:value-type="string" calcext:value-type="string">
            <text:p>Stack_DEC_EN</text:p>
          </table:table-cell>
          <table:table-cell table:style-name="ce83" office:value-type="string" calcext:value-type="string">
            <text:p>Stack_INC+LatchSafeD_EN</text:p>
          </table:table-cell>
          <table:table-cell table:style-name="ce174" table:number-columns-repeated="980"/>
        </table:table-row>
        <table:table-row table:style-name="ro3">
          <table:covered-table-cell table:style-name="ce3"/>
          <table:covered-table-cell table:style-name="ce10"/>
          <table:covered-table-cell table:style-name="ce14"/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174" table:number-columns-repeated="980"/>
        </table:table-row>
        <table:table-row table:style-name="ro4">
          <table:covered-table-cell table:style-name="ce4"/>
          <table:covered-table-cell table:style-name="ce11"/>
          <table:covered-table-cell table:number-columns-repeated="2" table:style-name="ce15"/>
          <table:table-cell table:style-name="ce25" office:value-type="string" calcext:value-type="string" table:number-columns-spanned="8" table:number-rows-spanned="1">
            <text:p>ROM 0</text:p>
          </table:table-cell>
          <table:covered-table-cell table:number-columns-repeated="6" table:style-name="ce54"/>
          <table:covered-table-cell table:style-name="ce85"/>
          <table:table-cell table:style-name="ce98" office:value-type="string" calcext:value-type="string" table:number-columns-spanned="8" table:number-rows-spanned="1">
            <text:p>ROM 1</text:p>
          </table:table-cell>
          <table:covered-table-cell table:number-columns-repeated="6" table:style-name="ce101"/>
          <table:covered-table-cell table:style-name="ce109"/>
          <table:table-cell table:style-name="ce25" office:value-type="string" calcext:value-type="string" table:number-columns-spanned="8" table:number-rows-spanned="1">
            <text:p>ROM 2</text:p>
          </table:table-cell>
          <table:covered-table-cell table:number-columns-repeated="6" table:style-name="ce54"/>
          <table:covered-table-cell table:style-name="ce85"/>
          <table:table-cell table:style-name="ce98" office:value-type="string" calcext:value-type="string" table:number-columns-spanned="8" table:number-rows-spanned="1">
            <text:p>ROM 3</text:p>
          </table:table-cell>
          <table:covered-table-cell table:number-columns-repeated="6" table:style-name="ce101"/>
          <table:covered-table-cell table:style-name="ce109"/>
          <table:table-cell table:style-name="ce120" office:value-type="string" calcext:value-type="string" table:number-columns-spanned="8" table:number-rows-spanned="1">
            <text:p>ROM 4</text:p>
          </table:table-cell>
          <table:covered-table-cell table:number-columns-repeated="6" table:style-name="ce139"/>
          <table:covered-table-cell table:style-name="ce158"/>
          <table:table-cell table:style-name="ce175" table:number-columns-repeated="980"/>
        </table:table-row>
        <table:table-row table:style-name="ro1">
          <table:table-cell table:style-name="ce5"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table:style-name="ce16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5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HAL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A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B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C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D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E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0F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W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1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2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3</text:p>
          </table:table-cell>
          <table:table-cell office:value-type="string" calcext:value-type="string">
            <text:p>0x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4</text:p>
          </table:table-cell>
          <table:table-cell office:value-type="string" calcext:value-type="string">
            <text:p>0x02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5</text:p>
          </table:table-cell>
          <table:table-cell office:value-type="string" calcext:value-type="string">
            <text:p>0x0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6</text:p>
          </table:table-cell>
          <table:table-cell office:value-type="string" calcext:value-type="string">
            <text:p>0x02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7</text:p>
          </table:table-cell>
          <table:table-cell office:value-type="string" calcext:value-type="string">
            <text:p>0x02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PUSH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9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A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B</text:p>
          </table:table-cell>
          <table:table-cell office:value-type="string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C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D</text:p>
          </table:table-cell>
          <table:table-cell office:value-type="string" calcext:value-type="string">
            <text:p>0x03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E</text:p>
          </table:table-cell>
          <table:table-cell office:value-type="string" calcext:value-type="string">
            <text:p>0x03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1F</text:p>
          </table:table-cell>
          <table:table-cell office:value-type="string" calcext:value-type="string">
            <text:p>0x03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POP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1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2</text:p>
          </table:table-cell>
          <table:table-cell office:value-type="string" calcext:value-type="string">
            <text:p>0x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3</text:p>
          </table:table-cell>
          <table:table-cell office:value-type="string" calcext:value-type="string">
            <text:p>0x04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4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5</text:p>
          </table:table-cell>
          <table:table-cell office:value-type="string" calcext:value-type="string">
            <text:p>0x04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6</text:p>
          </table:table-cell>
          <table:table-cell office:value-type="string" calcext:value-type="string">
            <text:p>0x04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7</text:p>
          </table:table-cell>
          <table:table-cell office:value-type="string" calcext:value-type="string">
            <text:p>0x04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RTRN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9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A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B</text:p>
          </table:table-cell>
          <table:table-cell office:value-type="string" calcext:value-type="string">
            <text:p>0x05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C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D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E</text:p>
          </table:table-cell>
          <table:table-cell office:value-type="string" calcext:value-type="string">
            <text:p>0x05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2F</text:p>
          </table:table-cell>
          <table:table-cell office:value-type="string" calcext:value-type="string">
            <text:p>0x05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UB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1</text:p>
          </table:table-cell>
          <table:table-cell office:value-type="string" calcext:value-type="string">
            <text:p>0x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2</text:p>
          </table:table-cell>
          <table:table-cell office:value-type="string" calcext:value-type="string">
            <text:p>0x06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3</text:p>
          </table:table-cell>
          <table:table-cell office:value-type="string" calcext:value-type="string">
            <text:p>0x06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4</text:p>
          </table:table-cell>
          <table:table-cell office:value-type="string" calcext:value-type="string">
            <text:p>0x06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5</text:p>
          </table:table-cell>
          <table:table-cell office:value-type="string" calcext:value-type="string">
            <text:p>0x06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6</text:p>
          </table:table-cell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7</text:p>
          </table:table-cell>
          <table:table-cell office:value-type="string" calcext:value-type="string">
            <text:p>0x06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COMPB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9</text:p>
          </table:table-cell>
          <table:table-cell office:value-type="string" calcext:value-type="string">
            <text:p>0x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A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B</text:p>
          </table:table-cell>
          <table:table-cell office:value-type="string" calcext:value-type="string">
            <text:p>0x07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C</text:p>
          </table:table-cell>
          <table:table-cell office:value-type="string" calcext:value-type="string">
            <text:p>0x07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D</text:p>
          </table:table-cell>
          <table:table-cell office:value-type="string" calcext:value-type="string">
            <text:p>0x07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E</text:p>
          </table:table-cell>
          <table:table-cell office:value-type="string" calcext:value-type="string">
            <text:p>0x07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3F</text:p>
          </table:table-cell>
          <table:table-cell office:value-type="string" calcext:value-type="string">
            <text:p>0x07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NOTA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1</text:p>
          </table:table-cell>
          <table:table-cell office:value-type="string" calcext:value-type="string">
            <text:p>0x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2</text:p>
          </table:table-cell>
          <table:table-cell office:value-type="string" calcext:value-type="string">
            <text:p>0x08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3</text:p>
          </table:table-cell>
          <table:table-cell office:value-type="string" calcext:value-type="string">
            <text:p>0x08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4</text:p>
          </table:table-cell>
          <table:table-cell office:value-type="string" calcext:value-type="string">
            <text:p>0x08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5</text:p>
          </table:table-cell>
          <table:table-cell office:value-type="string" calcext:value-type="string">
            <text:p>0x08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6</text:p>
          </table:table-cell>
          <table:table-cell office:value-type="string" calcext:value-type="string">
            <text:p>0x08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7</text:p>
          </table:table-cell>
          <table:table-cell office:value-type="string" calcext:value-type="string">
            <text:p>0x08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CPY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9</text:p>
          </table:table-cell>
          <table:table-cell office:value-type="string" calcext:value-type="string">
            <text:p>0x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A</text:p>
          </table:table-cell>
          <table:table-cell office:value-type="string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B</text:p>
          </table:table-cell>
          <table:table-cell office:value-type="string" calcext:value-type="string">
            <text:p>0x09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C</text:p>
          </table:table-cell>
          <table:table-cell office:value-type="string" calcext:value-type="string">
            <text:p>0x09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D</text:p>
          </table:table-cell>
          <table:table-cell office:value-type="string" calcext:value-type="string">
            <text:p>0x09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E</text:p>
          </table:table-cell>
          <table:table-cell office:value-type="string" calcext:value-type="string">
            <text:p>0x09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4F</text:p>
          </table:table-cell>
          <table:table-cell office:value-type="string" calcext:value-type="string">
            <text:p>0x09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LDD[P/R]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0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1</text:p>
          </table:table-cell>
          <table:table-cell office:value-type="string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2</text:p>
          </table:table-cell>
          <table:table-cell office:value-type="string" calcext:value-type="string">
            <text:p>0x0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3</text:p>
          </table:table-cell>
          <table:table-cell office:value-type="string" calcext:value-type="string">
            <text:p>0x0A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4</text:p>
          </table:table-cell>
          <table:table-cell office:value-type="string" calcext:value-type="string">
            <text:p>0x0A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5</text:p>
          </table:table-cell>
          <table:table-cell office:value-type="string" calcext:value-type="string">
            <text:p>0x0A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6</text:p>
          </table:table-cell>
          <table:table-cell office:value-type="string" calcext:value-type="string">
            <text:p>0x0A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7</text:p>
          </table:table-cell>
          <table:table-cell office:value-type="string" calcext:value-type="string">
            <text:p>0x0A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VD[P/R]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0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9</text:p>
          </table:table-cell>
          <table:table-cell office:value-type="string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A</text:p>
          </table:table-cell>
          <table:table-cell office:value-type="string" calcext:value-type="string">
            <text:p>0x0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B</text:p>
          </table:table-cell>
          <table:table-cell office:value-type="string" calcext:value-type="string">
            <text:p>0x0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C</text:p>
          </table:table-cell>
          <table:table-cell office:value-type="string" calcext:value-type="string">
            <text:p>0x0B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D</text:p>
          </table:table-cell>
          <table:table-cell office:value-type="string" calcext:value-type="string">
            <text:p>0x0B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E</text:p>
          </table:table-cell>
          <table:table-cell office:value-type="string" calcext:value-type="string">
            <text:p>0x0B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5F</text:p>
          </table:table-cell>
          <table:table-cell office:value-type="string" calcext:value-type="string">
            <text:p>0x0B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7" office:value-type="string" calcext:value-type="string">
            <text:p>ADD/ADDLA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1</text:p>
          </table:table-cell>
          <table:table-cell office:value-type="string" calcext:value-type="string">
            <text:p>0x0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2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3</text:p>
          </table:table-cell>
          <table:table-cell office:value-type="string" calcext:value-type="string">
            <text:p>0x0C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4</text:p>
          </table:table-cell>
          <table:table-cell office:value-type="string" calcext:value-type="string">
            <text:p>0x0C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5</text:p>
          </table:table-cell>
          <table:table-cell office:value-type="string" calcext:value-type="string">
            <text:p>0x0C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6</text:p>
          </table:table-cell>
          <table:table-cell office:value-type="string" calcext:value-type="string">
            <text:p>0x0C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7</text:p>
          </table:table-cell>
          <table:table-cell office:value-type="string" calcext:value-type="string">
            <text:p>0x0C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HFT[R/L](L)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9</text:p>
          </table:table-cell>
          <table:table-cell office:value-type="string" calcext:value-type="string">
            <text:p>0x0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A</text:p>
          </table:table-cell>
          <table:table-cell office:value-type="string" calcext:value-type="string">
            <text:p>0x0D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B</text:p>
          </table:table-cell>
          <table:table-cell office:value-type="string" calcext:value-type="string">
            <text:p>0x0D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C</text:p>
          </table:table-cell>
          <table:table-cell office:value-type="string" calcext:value-type="string">
            <text:p>0x0D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D</text:p>
          </table:table-cell>
          <table:table-cell office:value-type="string" calcext:value-type="string">
            <text:p>0x0D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E</text:p>
          </table:table-cell>
          <table:table-cell office:value-type="string" calcext:value-type="string">
            <text:p>0x0D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6F</text:p>
          </table:table-cell>
          <table:table-cell office:value-type="string" calcext:value-type="string">
            <text:p>0x0D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LITA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0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1</text:p>
          </table:table-cell>
          <table:table-cell office:value-type="string" calcext:value-type="string">
            <text:p>0x0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2</text:p>
          </table:table-cell>
          <table:table-cell office:value-type="string" calcext:value-type="string">
            <text:p>0x0E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3</text:p>
          </table:table-cell>
          <table:table-cell office:value-type="string" calcext:value-type="string">
            <text:p>0x0E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4</text:p>
          </table:table-cell>
          <table:table-cell office:value-type="string" calcext:value-type="string">
            <text:p>0x0E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5</text:p>
          </table:table-cell>
          <table:table-cell office:value-type="string" calcext:value-type="string">
            <text:p>0x0E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6</text:p>
          </table:table-cell>
          <table:table-cell office:value-type="string" calcext:value-type="string">
            <text:p>0x0E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7</text:p>
          </table:table-cell>
          <table:table-cell office:value-type="string" calcext:value-type="string">
            <text:p>0x0E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LITB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9</text:p>
          </table:table-cell>
          <table:table-cell office:value-type="string" calcext:value-type="string">
            <text:p>0x0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A</text:p>
          </table:table-cell>
          <table:table-cell office:value-type="string" calcext:value-type="string">
            <text:p>0x0F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B</text:p>
          </table:table-cell>
          <table:table-cell office:value-type="string" calcext:value-type="string">
            <text:p>0x0F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C</text:p>
          </table:table-cell>
          <table:table-cell office:value-type="string" calcext:value-type="string">
            <text:p>0x0F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D</text:p>
          </table:table-cell>
          <table:table-cell office:value-type="string" calcext:value-type="string">
            <text:p>0x0F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E</text:p>
          </table:table-cell>
          <table:table-cell office:value-type="string" calcext:value-type="string">
            <text:p>0x0F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7F</text:p>
          </table:table-cell>
          <table:table-cell office:value-type="string" calcext:value-type="string">
            <text:p>0x0F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LDA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1</text:p>
          </table:table-cell>
          <table:table-cell office:value-type="string" calcext:value-type="string">
            <text:p>0x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2</text:p>
          </table:table-cell>
          <table:table-cell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3</text:p>
          </table:table-cell>
          <table:table-cell office:value-type="string" calcext:value-type="string">
            <text:p>0x1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4</text:p>
          </table:table-cell>
          <table:table-cell office:value-type="string" calcext:value-type="string">
            <text:p>0x1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5</text:p>
          </table:table-cell>
          <table:table-cell office:value-type="string" calcext:value-type="string">
            <text:p>0x10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6</text:p>
          </table:table-cell>
          <table:table-cell office:value-type="string" calcext:value-type="string">
            <text:p>0x10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7</text:p>
          </table:table-cell>
          <table:table-cell office:value-type="string" calcext:value-type="string">
            <text:p>0x10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LDB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9</text:p>
          </table:table-cell>
          <table:table-cell office:value-type="string" calcext:value-type="string">
            <text:p>0x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A</text:p>
          </table:table-cell>
          <table:table-cell office:value-type="string" calcext:value-type="string">
            <text:p>0x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B</text:p>
          </table:table-cell>
          <table:table-cell office:value-type="string" calcext:value-type="string">
            <text:p>0x11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C</text:p>
          </table:table-cell>
          <table:table-cell office:value-type="string" calcext:value-type="string">
            <text:p>0x11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D</text:p>
          </table:table-cell>
          <table:table-cell office:value-type="string" calcext:value-type="string">
            <text:p>0x11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E</text:p>
          </table:table-cell>
          <table:table-cell office:value-type="string" calcext:value-type="string">
            <text:p>0x11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8F</text:p>
          </table:table-cell>
          <table:table-cell office:value-type="string" calcext:value-type="string">
            <text:p>0x11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VA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1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2</text:p>
          </table:table-cell>
          <table:table-cell office:value-type="string" calcext:value-type="string">
            <text:p>0x1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3</text:p>
          </table:table-cell>
          <table:table-cell office:value-type="string" calcext:value-type="string">
            <text:p>0x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4</text:p>
          </table:table-cell>
          <table:table-cell office:value-type="string" calcext:value-type="string">
            <text:p>0x12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5</text:p>
          </table:table-cell>
          <table:table-cell office:value-type="string" calcext:value-type="string">
            <text:p>0x1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6</text:p>
          </table:table-cell>
          <table:table-cell office:value-type="string" calcext:value-type="string">
            <text:p>0x12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7</text:p>
          </table:table-cell>
          <table:table-cell office:value-type="string" calcext:value-type="string">
            <text:p>0x12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VB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9</text:p>
          </table:table-cell>
          <table:table-cell office:value-type="string" calcext:value-type="string">
            <text:p>0x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6"/>
          <table:table-cell office:value-type="string" calcext:value-type="string">
            <text:p>0x9A</text:p>
          </table:table-cell>
          <table:table-cell office:value-type="string" calcext:value-type="string">
            <text:p>0x1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9B</text:p>
          </table:table-cell>
          <table:table-cell office:value-type="string" calcext:value-type="string">
            <text:p>0x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9C</text:p>
          </table:table-cell>
          <table:table-cell office:value-type="string" calcext:value-type="string">
            <text:p>0x13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9D</text:p>
          </table:table-cell>
          <table:table-cell office:value-type="string" calcext:value-type="string">
            <text:p>0x13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9E</text:p>
          </table:table-cell>
          <table:table-cell office:value-type="string" calcext:value-type="string">
            <text:p>0x13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9F</text:p>
          </table:table-cell>
          <table:table-cell office:value-type="string" calcext:value-type="string">
            <text:p>0x13</text:p>
          </table:table-cell>
          <table:table-cell office:value-type="float" office:value="7" calcext:value-type="float">
            <text:p>7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[AND/OR/XOR](L)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1</text:p>
          </table:table-cell>
          <table:table-cell office:value-type="string" calcext:value-type="string">
            <text:p>0x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2</text:p>
          </table:table-cell>
          <table:table-cell office:value-type="string" calcext:value-type="string">
            <text:p>0x14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3</text:p>
          </table:table-cell>
          <table:table-cell office:value-type="string" calcext:value-type="string">
            <text:p>0x14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4</text:p>
          </table:table-cell>
          <table:table-cell office:value-type="string" calcext:value-type="string">
            <text:p>0x14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5</text:p>
          </table:table-cell>
          <table:table-cell office:value-type="string" calcext:value-type="string">
            <text:p>0x14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6</text:p>
          </table:table-cell>
          <table:table-cell office:value-type="string" calcext:value-type="string">
            <text:p>0x14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7</text:p>
          </table:table-cell>
          <table:table-cell office:value-type="string" calcext:value-type="string">
            <text:p>0x14</text:p>
          </table:table-cell>
          <table:table-cell office:value-type="float" office:value="7" calcext:value-type="float">
            <text:p>7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RTRNI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6" table:style-name="ce14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9</text:p>
          </table:table-cell>
          <table:table-cell office:value-type="string" calcext:value-type="string">
            <text:p>0x15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3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A</text:p>
          </table:table-cell>
          <table:table-cell office:value-type="string" calcext:value-type="string">
            <text:p>0x15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5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B</text:p>
          </table:table-cell>
          <table:table-cell office:value-type="string" calcext:value-type="string">
            <text:p>0x15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3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C</text:p>
          </table:table-cell>
          <table:table-cell office:value-type="string" calcext:value-type="string">
            <text:p>0x15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5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D</text:p>
          </table:table-cell>
          <table:table-cell office:value-type="string" calcext:value-type="string">
            <text:p>0x15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6" table:style-name="ce14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E</text:p>
          </table:table-cell>
          <table:table-cell office:value-type="string" calcext:value-type="string">
            <text:p>0x15</text:p>
          </table:table-cell>
          <table:table-cell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6" table:style-name="ce14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AF</text:p>
          </table:table-cell>
          <table:table-cell office:value-type="string" calcext:value-type="string">
            <text:p>0x15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6" table:style-name="ce144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PUSHB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6" table:style-name="ce145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1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2</text:p>
          </table:table-cell>
          <table:table-cell office:value-type="string" calcext:value-type="string">
            <text:p>0x16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3</text:p>
          </table:table-cell>
          <table:table-cell office:value-type="string" calcext:value-type="string">
            <text:p>0x16</text:p>
          </table:table-cell>
          <table:table-cell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5</text:p>
          </table:table-cell>
          <table:table-cell office:value-type="string" calcext:value-type="string">
            <text:p>0x16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6</text:p>
          </table:table-cell>
          <table:table-cell office:value-type="string" calcext:value-type="string">
            <text:p>0x16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7</text:p>
          </table:table-cell>
          <table:table-cell office:value-type="string" calcext:value-type="string">
            <text:p>0x16</text:p>
          </table:table-cell>
          <table:table-cell office:value-type="float" office:value="7" calcext:value-type="float">
            <text:p>7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POPB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x17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 table:style-name="ce146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9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A</text:p>
          </table:table-cell>
          <table:table-cell office:value-type="string" calcext:value-type="string">
            <text:p>0x17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5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B</text:p>
          </table:table-cell>
          <table:table-cell office:value-type="string" calcext:value-type="string">
            <text:p>0x17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C</text:p>
          </table:table-cell>
          <table:table-cell office:value-type="string" calcext:value-type="string">
            <text:p>0x17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D</text:p>
          </table:table-cell>
          <table:table-cell office:value-type="string" calcext:value-type="string">
            <text:p>0x17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E</text:p>
          </table:table-cell>
          <table:table-cell office:value-type="string" calcext:value-type="string">
            <text:p>0x17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BF</text:p>
          </table:table-cell>
          <table:table-cell office:value-type="string" calcext:value-type="string">
            <text:p>0x17</text:p>
          </table:table-cell>
          <table:table-cell office:value-type="float" office:value="7" calcext:value-type="float">
            <text:p>7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PUSHM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1</text:p>
          </table:table-cell>
          <table:table-cell office:value-type="string" calcext:value-type="string">
            <text:p>0x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2</text:p>
          </table:table-cell>
          <table:table-cell office:value-type="string" calcext:value-type="string">
            <text:p>0x18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3</text:p>
          </table:table-cell>
          <table:table-cell office:value-type="string" calcext:value-type="string">
            <text:p>0x18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4</text:p>
          </table:table-cell>
          <table:table-cell office:value-type="string" calcext:value-type="string">
            <text:p>0x18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5</text:p>
          </table:table-cell>
          <table:table-cell office:value-type="string" calcext:value-type="string">
            <text:p>0x18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6</text:p>
          </table:table-cell>
          <table:table-cell office:value-type="string" calcext:value-type="string">
            <text:p>0x18</text:p>
          </table:table-cell>
          <table:table-cell office:value-type="float" office:value="6" calcext:value-type="float">
            <text:p>6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7</text:p>
          </table:table-cell>
          <table:table-cell office:value-type="string" calcext:value-type="string">
            <text:p>0x18</text:p>
          </table:table-cell>
          <table:table-cell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POPM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x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49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9</text:p>
          </table:table-cell>
          <table:table-cell office:value-type="string" calcext:value-type="string">
            <text:p>0x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A</text:p>
          </table:table-cell>
          <table:table-cell office:value-type="string" calcext:value-type="string">
            <text:p>0x19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B</text:p>
          </table:table-cell>
          <table:table-cell office:value-type="string" calcext:value-type="string">
            <text:p>0x1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C</text:p>
          </table:table-cell>
          <table:table-cell office:value-type="string" calcext:value-type="string">
            <text:p>0x19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D</text:p>
          </table:table-cell>
          <table:table-cell office:value-type="string" calcext:value-type="string">
            <text:p>0x19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E</text:p>
          </table:table-cell>
          <table:table-cell office:value-type="string" calcext:value-type="string">
            <text:p>0x19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CF</text:p>
          </table:table-cell>
          <table:table-cell office:value-type="string" calcext:value-type="string">
            <text:p>0x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ADDLB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1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5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1</text:p>
          </table:table-cell>
          <table:table-cell office:value-type="string" calcext:value-type="string">
            <text:p>0x1A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5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2</text:p>
          </table:table-cell>
          <table:table-cell office:value-type="string" calcext:value-type="string">
            <text:p>0x1A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6" table:style-name="ce15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3</text:p>
          </table:table-cell>
          <table:table-cell office:value-type="string" calcext:value-type="string">
            <text:p>0x1A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6" table:style-name="ce15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4</text:p>
          </table:table-cell>
          <table:table-cell office:value-type="string" calcext:value-type="string">
            <text:p>0x1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6" table:style-name="ce15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5</text:p>
          </table:table-cell>
          <table:table-cell office:value-type="string" calcext:value-type="string">
            <text:p>0x1A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6" table:style-name="ce15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6</text:p>
          </table:table-cell>
          <table:table-cell office:value-type="string" calcext:value-type="string">
            <text:p>0x1A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6" table:style-name="ce15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7</text:p>
          </table:table-cell>
          <table:table-cell office:value-type="string" calcext:value-type="string">
            <text:p>0x1A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IF[S/R]A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0x1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9</text:p>
          </table:table-cell>
          <table:table-cell office:value-type="string" calcext:value-type="string">
            <text:p>0x1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A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B</text:p>
          </table:table-cell>
          <table:table-cell office:value-type="string" calcext:value-type="string">
            <text:p>0x1B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C</text:p>
          </table:table-cell>
          <table:table-cell office:value-type="string" calcext:value-type="string">
            <text:p>0x1B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D</text:p>
          </table:table-cell>
          <table:table-cell office:value-type="string" calcext:value-type="string">
            <text:p>0x1B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E</text:p>
          </table:table-cell>
          <table:table-cell office:value-type="string" calcext:value-type="string">
            <text:p>0x1B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DF</text:p>
          </table:table-cell>
          <table:table-cell office:value-type="string" calcext:value-type="string">
            <text:p>0x1B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IF[S/R]M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6" table:style-name="ce15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1</text:p>
          </table:table-cell>
          <table:table-cell office:value-type="string" calcext:value-type="string">
            <text:p>0x1C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2</text:p>
          </table:table-cell>
          <table:table-cell office:value-type="string" calcext:value-type="string">
            <text:p>0x1C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5" table:style-name="ce15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3</text:p>
          </table:table-cell>
          <table:table-cell office:value-type="string" calcext:value-type="string">
            <text:p>0x1C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4</text:p>
          </table:table-cell>
          <table:table-cell office:value-type="string" calcext:value-type="string">
            <text:p>0x1C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5</text:p>
          </table:table-cell>
          <table:table-cell office:value-type="string" calcext:value-type="string">
            <text:p>0x1C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6</text:p>
          </table:table-cell>
          <table:table-cell office:value-type="string" calcext:value-type="string">
            <text:p>0x1C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7</text:p>
          </table:table-cell>
          <table:table-cell office:value-type="string" calcext:value-type="string">
            <text:p>0x1C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CALL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1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9</text:p>
          </table:table-cell>
          <table:table-cell office:value-type="string" calcext:value-type="string">
            <text:p>0x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A</text:p>
          </table:table-cell>
          <table:table-cell office:value-type="string" calcext:value-type="string">
            <text:p>0x1D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B</text:p>
          </table:table-cell>
          <table:table-cell office:value-type="string" calcext:value-type="string">
            <text:p>0x1D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C</text:p>
          </table:table-cell>
          <table:table-cell office:value-type="string" calcext:value-type="string">
            <text:p>0x1D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D</text:p>
          </table:table-cell>
          <table:table-cell office:value-type="string" calcext:value-type="string">
            <text:p>0x1D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E</text:p>
          </table:table-cell>
          <table:table-cell office:value-type="string" calcext:value-type="string">
            <text:p>0x1D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EF</text:p>
          </table:table-cell>
          <table:table-cell office:value-type="string" calcext:value-type="string">
            <text:p>0x1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JMP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x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1</text:p>
          </table:table-cell>
          <table:table-cell office:value-type="string" calcext:value-type="string">
            <text:p>0x1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2</text:p>
          </table:table-cell>
          <table:table-cell office:value-type="string" calcext:value-type="string">
            <text:p>0x1E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3</text:p>
          </table:table-cell>
          <table:table-cell office:value-type="string" calcext:value-type="string">
            <text:p>0x1E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4</text:p>
          </table:table-cell>
          <table:table-cell office:value-type="string" calcext:value-type="string">
            <text:p>0x1E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5</text:p>
          </table:table-cell>
          <table:table-cell office:value-type="string" calcext:value-type="string">
            <text:p>0x1E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6</text:p>
          </table:table-cell>
          <table:table-cell office:value-type="string" calcext:value-type="string">
            <text:p>0x1E</text:p>
          </table:table-cell>
          <table:table-cell office:value-type="float" office:value="6" calcext:value-type="float">
            <text:p>6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7</text:p>
          </table:table-cell>
          <table:table-cell office:value-type="string" calcext:value-type="string">
            <text:p>0x1E</text:p>
          </table:table-cell>
          <table:table-cell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[INTERRUPT]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x1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6" table:style-name="ce156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9</text:p>
          </table:table-cell>
          <table:table-cell office:value-type="string" calcext:value-type="string">
            <text:p>0x1F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A</text:p>
          </table:table-cell>
          <table:table-cell office:value-type="string" calcext:value-type="string">
            <text:p>0x1F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B</text:p>
          </table:table-cell>
          <table:table-cell office:value-type="string" calcext:value-type="string">
            <text:p>0x1F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C</text:p>
          </table:table-cell>
          <table:table-cell office:value-type="string" calcext:value-type="string">
            <text:p>0x1F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D</text:p>
          </table:table-cell>
          <table:table-cell office:value-type="string" calcext:value-type="string">
            <text:p>0x1F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E</text:p>
          </table:table-cell>
          <table:table-cell office:value-type="string" calcext:value-type="string">
            <text:p>0x1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6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980"/>
        </table:table-row>
        <table:table-row table:style-name="ro5"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0x1F</text:p>
          </table:table-cell>
          <table:table-cell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6" table:style-name="ce70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" table:style-name="ce11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6" table:style-name="ce15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980"/>
        </table:table-row>
        <table:table-row table:style-name="ro5" table:number-rows-repeated="104831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ntrolRoms.I31:ControlRoms.AJ31 ControlRoms.I151:ControlRoms.AJ151 ControlRoms.E152:ControlRoms.AJ158 ControlRoms.I159:ControlRoms.AJ159 ControlRoms.E96:ControlRoms.AJ150 ControlRoms.E32:ControlRoms.AJ93 ControlRoms.E192:ControlRoms.AR196 ControlRoms.E160:ControlRoms.AR172 ControlRoms.E261:ControlRoms.AJ1048576 ControlRoms.AK237:ControlRoms.AR246 ControlRoms.E185:ControlRoms.AR188 ControlRoms.E221:ControlRoms.AR223 ControlRoms.E94:ControlRoms.G94 ControlRoms.I94:ControlRoms.AJ95 ControlRoms.E213:ControlRoms.AJ213 ControlRoms.X214:ControlRoms.AJ214 ControlRoms.E215:ControlRoms.N215 ControlRoms.P215:ControlRoms.AJ215 ControlRoms.I214:ControlRoms.U214 ControlRoms.E197:ControlRoms.AJ198 ControlRoms.I199:ControlRoms.L199 ControlRoms.P201:ControlRoms.AJ202 ControlRoms.R200:ControlRoms.R200 ControlRoms.T200:ControlRoms.AJ200 ControlRoms.N199:ControlRoms.AJ199 ControlRoms.I216:ControlRoms.AJ216 ControlRoms.E217:ControlRoms.AJ252 ControlRoms.E203:ControlRoms.AR203 ControlRoms.I204:ControlRoms.AR204 ControlRoms.E202:ControlRoms.H202 ControlRoms.E205:ControlRoms.AJ205 ControlRoms.E206:ControlRoms.G206 ControlRoms.I206:ControlRoms.N206 ControlRoms.P206:ControlRoms.AJ206 ControlRoms.I207:ControlRoms.L207 ControlRoms.E210:ControlRoms.AR212 ControlRoms.E208:ControlRoms.L209 ControlRoms.M207:ControlRoms.M209 ControlRoms.O207:ControlRoms.AJ209 ControlRoms.E5:ControlRoms.AJ13 ControlRoms.F14:ControlRoms.G14 ControlRoms.I14:ControlRoms.AJ14 ControlRoms.E15:ControlRoms.AJ30 ControlRoms.E253:ControlRoms.AR254 ControlRoms.E255:ControlRoms.K255 ControlRoms.M255:ControlRoms.AR255 ControlRoms.E256:ControlRoms.AR259">
            <calcext:condition calcext:apply-style-name="ConditionalStyle_62" calcext:value="=0" calcext:base-cell-address="ControlRoms.E5"/>
          </calcext:conditional-format>
          <calcext:conditional-format calcext:target-range-address="ControlRoms.E4:ControlRoms.AJ4">
            <calcext:condition calcext:apply-style-name="ConditionalStyle_61" calcext:value="=0" calcext:base-cell-address="ControlRoms.E4"/>
          </calcext:conditional-format>
          <calcext:conditional-format calcext:target-range-address="ControlRoms.C5:ControlRoms.C1048576 ControlRoms.C2:ControlRoms.C3">
            <calcext:color-scale>
              <calcext:color-scale-entry calcext:value="0" calcext:type="minimum" calcext:color="#f8696b"/>
              <calcext:color-scale-entry calcext:value="50" calcext:type="percentile" calcext:color="#fcfcff"/>
              <calcext:color-scale-entry calcext:value="0" calcext:type="maximum" calcext:color="#5a8ac6"/>
            </calcext:color-scale>
          </calcext:conditional-format>
          <calcext:conditional-format calcext:target-range-address="ControlRoms.D5:ControlRoms.D1048576 ControlRoms.D2:ControlRoms.D3">
            <calcext:color-scale>
              <calcext:color-scale-entry calcext:value="0" calcext:type="minimum" calcext:color="#f2f2f2"/>
              <calcext:color-scale-entry calcext:value="50" calcext:type="percentile" calcext:color="#d9d9d9"/>
              <calcext:color-scale-entry calcext:value="0" calcext:type="maximum" calcext:color="#bfbfbf"/>
            </calcext:color-scale>
          </calcext:conditional-format>
          <calcext:conditional-format calcext:target-range-address="ControlRoms.AK5:ControlRoms.AR148 ControlRoms.AK152:ControlRoms.AR156 ControlRoms.AN149:ControlRoms.AR151 ControlRoms.AN157:ControlRoms.AR159 ControlRoms.AK220:ControlRoms.AR252 ControlRoms.AK261:ControlRoms.AR1048576">
            <calcext:condition calcext:apply-style-name="ConditionalStyle_60" calcext:value="=0" calcext:base-cell-address="ControlRoms.AK5"/>
          </calcext:conditional-format>
          <calcext:conditional-format calcext:target-range-address="ControlRoms.AK4:ControlRoms.AR4">
            <calcext:condition calcext:apply-style-name="ConditionalStyle_59" calcext:value="=0" calcext:base-cell-address="ControlRoms.AK4"/>
          </calcext:conditional-format>
          <calcext:conditional-format calcext:target-range-address="ControlRoms.AK149:ControlRoms.AM151">
            <calcext:condition calcext:apply-style-name="ConditionalStyle_58" calcext:value="=0" calcext:base-cell-address="ControlRoms.AK149"/>
          </calcext:conditional-format>
          <calcext:conditional-format calcext:target-range-address="ControlRoms.AK157:ControlRoms.AM159">
            <calcext:condition calcext:apply-style-name="ConditionalStyle_57" calcext:value="=0" calcext:base-cell-address="ControlRoms.AK157"/>
          </calcext:conditional-format>
          <calcext:conditional-format calcext:target-range-address="ControlRoms.E229:ControlRoms.AJ231">
            <calcext:condition calcext:apply-style-name="ConditionalStyle_56" calcext:value="=0" calcext:base-cell-address="ControlRoms.E229"/>
          </calcext:conditional-format>
          <calcext:conditional-format calcext:target-range-address="ControlRoms.AK229:ControlRoms.AR231">
            <calcext:condition calcext:apply-style-name="ConditionalStyle_55" calcext:value="=0" calcext:base-cell-address="ControlRoms.AK229"/>
          </calcext:conditional-format>
          <calcext:conditional-format calcext:target-range-address="ControlRoms.AE238:ControlRoms.AE238">
            <calcext:condition calcext:apply-style-name="ConditionalStyle_54" calcext:value="=0" calcext:base-cell-address="ControlRoms.AE238"/>
          </calcext:conditional-format>
          <calcext:conditional-format calcext:target-range-address="ControlRoms.E31:ControlRoms.H31">
            <calcext:condition calcext:apply-style-name="ConditionalStyle_53" calcext:value="=0" calcext:base-cell-address="ControlRoms.E31"/>
          </calcext:conditional-format>
          <calcext:conditional-format calcext:target-range-address="ControlRoms.E151:ControlRoms.H151">
            <calcext:condition calcext:apply-style-name="ConditionalStyle_52" calcext:value="=0" calcext:base-cell-address="ControlRoms.E151"/>
          </calcext:conditional-format>
          <calcext:conditional-format calcext:target-range-address="ControlRoms.E159:ControlRoms.H159">
            <calcext:condition calcext:apply-style-name="ConditionalStyle_51" calcext:value="=0" calcext:base-cell-address="ControlRoms.E159"/>
          </calcext:conditional-format>
          <calcext:conditional-format calcext:target-range-address="ControlRoms.E95:ControlRoms.G95">
            <calcext:condition calcext:apply-style-name="ConditionalStyle_50" calcext:value="=0" calcext:base-cell-address="ControlRoms.E95"/>
          </calcext:conditional-format>
          <calcext:conditional-format calcext:target-range-address="ControlRoms.E243:ControlRoms.E243">
            <calcext:condition calcext:apply-style-name="ConditionalStyle_49" calcext:value="=0" calcext:base-cell-address="ControlRoms.E243"/>
          </calcext:conditional-format>
          <calcext:conditional-format calcext:target-range-address="ControlRoms.K245:ControlRoms.K245">
            <calcext:condition calcext:apply-style-name="ConditionalStyle_48" calcext:value="=0" calcext:base-cell-address="ControlRoms.K245"/>
          </calcext:conditional-format>
          <calcext:conditional-format calcext:target-range-address="ControlRoms.E173:ControlRoms.AJ180">
            <calcext:condition calcext:apply-style-name="ConditionalStyle_47" calcext:value="=0" calcext:base-cell-address="ControlRoms.E173"/>
          </calcext:conditional-format>
          <calcext:conditional-format calcext:target-range-address="ControlRoms.AK173:ControlRoms.AR180">
            <calcext:condition calcext:apply-style-name="ConditionalStyle_46" calcext:value="=0" calcext:base-cell-address="ControlRoms.AK173"/>
          </calcext:conditional-format>
          <calcext:conditional-format calcext:target-range-address="ControlRoms.AK253:ControlRoms.AR259">
            <calcext:condition calcext:apply-style-name="ConditionalStyle_45" calcext:value="=0" calcext:base-cell-address="ControlRoms.AK253"/>
          </calcext:conditional-format>
          <calcext:conditional-format calcext:target-range-address="ControlRoms.E253:ControlRoms.AJ253 ControlRoms.E254:ControlRoms.AC254 ControlRoms.AF254:ControlRoms.AJ254 ControlRoms.M259:ControlRoms.AJ259">
            <calcext:condition calcext:apply-style-name="ConditionalStyle_44" calcext:value="=0" calcext:base-cell-address="ControlRoms.E253"/>
          </calcext:conditional-format>
          <calcext:conditional-format calcext:target-range-address="ControlRoms.AD258:ControlRoms.AE258">
            <calcext:condition calcext:apply-style-name="ConditionalStyle_43" calcext:value="=0" calcext:base-cell-address="ControlRoms.AD258"/>
          </calcext:conditional-format>
          <calcext:conditional-format calcext:target-range-address="ControlRoms.E260:ControlRoms.L260">
            <calcext:condition calcext:apply-style-name="ConditionalStyle_42" calcext:value="=0" calcext:base-cell-address="ControlRoms.E260"/>
          </calcext:conditional-format>
          <calcext:conditional-format calcext:target-range-address="ControlRoms.M260:ControlRoms.T260">
            <calcext:condition calcext:apply-style-name="ConditionalStyle_41" calcext:value="=0" calcext:base-cell-address="ControlRoms.M260"/>
          </calcext:conditional-format>
          <calcext:conditional-format calcext:target-range-address="ControlRoms.U260:ControlRoms.AB260">
            <calcext:condition calcext:apply-style-name="ConditionalStyle_40" calcext:value="=0" calcext:base-cell-address="ControlRoms.U260"/>
          </calcext:conditional-format>
          <calcext:conditional-format calcext:target-range-address="ControlRoms.AC260:ControlRoms.AJ260">
            <calcext:condition calcext:apply-style-name="ConditionalStyle_39" calcext:value="=0" calcext:base-cell-address="ControlRoms.AC260"/>
          </calcext:conditional-format>
          <calcext:conditional-format calcext:target-range-address="ControlRoms.AK215:ControlRoms.AR219">
            <calcext:condition calcext:apply-style-name="ConditionalStyle_38" calcext:value="=0" calcext:base-cell-address="ControlRoms.AK215"/>
          </calcext:conditional-format>
          <calcext:conditional-format calcext:target-range-address="ControlRoms.AK260:ControlRoms.AR260">
            <calcext:condition calcext:apply-style-name="ConditionalStyle_37" calcext:value="=0" calcext:base-cell-address="ControlRoms.AK260"/>
          </calcext:conditional-format>
          <calcext:conditional-format calcext:target-range-address="ControlRoms.E203:ControlRoms.AR203 ControlRoms.E200:ControlRoms.O202">
            <calcext:condition calcext:apply-style-name="ConditionalStyle_36" calcext:value="=0" calcext:base-cell-address="ControlRoms.E200"/>
          </calcext:conditional-format>
          <calcext:conditional-format calcext:target-range-address="ControlRoms.E200:ControlRoms.O200">
            <calcext:condition calcext:apply-style-name="ConditionalStyle_35" calcext:value="=0" calcext:base-cell-address="ControlRoms.E200"/>
          </calcext:conditional-format>
          <calcext:conditional-format calcext:target-range-address="ControlRoms.E201:ControlRoms.O202">
            <calcext:condition calcext:apply-style-name="ConditionalStyle_34" calcext:value="=0" calcext:base-cell-address="ControlRoms.E201"/>
          </calcext:conditional-format>
          <calcext:conditional-format calcext:target-range-address="ControlRoms.E181:ControlRoms.AJ182 ControlRoms.I183:ControlRoms.AJ183 ControlRoms.E184:ControlRoms.AJ184">
            <calcext:condition calcext:apply-style-name="ConditionalStyle_33" calcext:value="=0" calcext:base-cell-address="ControlRoms.E181"/>
          </calcext:conditional-format>
          <calcext:conditional-format calcext:target-range-address="ControlRoms.AK181:ControlRoms.AR184">
            <calcext:condition calcext:apply-style-name="ConditionalStyle_32" calcext:value="=0" calcext:base-cell-address="ControlRoms.AK181"/>
          </calcext:conditional-format>
          <calcext:conditional-format calcext:target-range-address="ControlRoms.E183:ControlRoms.H183">
            <calcext:condition calcext:apply-style-name="ConditionalStyle_31" calcext:value="=0" calcext:base-cell-address="ControlRoms.E183"/>
          </calcext:conditional-format>
          <calcext:conditional-format calcext:target-range-address="ControlRoms.E189:ControlRoms.AJ191">
            <calcext:condition calcext:apply-style-name="ConditionalStyle_30" calcext:value="=0" calcext:base-cell-address="ControlRoms.E189"/>
          </calcext:conditional-format>
          <calcext:conditional-format calcext:target-range-address="ControlRoms.AK189:ControlRoms.AR191">
            <calcext:condition calcext:apply-style-name="ConditionalStyle_29" calcext:value="=0" calcext:base-cell-address="ControlRoms.AK189"/>
          </calcext:conditional-format>
          <calcext:conditional-format calcext:target-range-address="ControlRoms.H94:ControlRoms.H95">
            <calcext:condition calcext:apply-style-name="ConditionalStyle_28" calcext:value="=0" calcext:base-cell-address="ControlRoms.H94"/>
          </calcext:conditional-format>
          <calcext:conditional-format calcext:target-range-address="ControlRoms.AK213:ControlRoms.AR214">
            <calcext:condition calcext:apply-style-name="ConditionalStyle_27" calcext:value="=0" calcext:base-cell-address="ControlRoms.AK213"/>
          </calcext:conditional-format>
          <calcext:conditional-format calcext:target-range-address="ControlRoms.V214:ControlRoms.W214">
            <calcext:condition calcext:apply-style-name="ConditionalStyle_26" calcext:value="=0" calcext:base-cell-address="ControlRoms.V214"/>
          </calcext:conditional-format>
          <calcext:conditional-format calcext:target-range-address="ControlRoms.O215:ControlRoms.O215">
            <calcext:condition calcext:apply-style-name="ConditionalStyle_25" calcext:value="=0" calcext:base-cell-address="ControlRoms.O215"/>
          </calcext:conditional-format>
          <calcext:conditional-format calcext:target-range-address="ControlRoms.E214:ControlRoms.H214">
            <calcext:condition calcext:apply-style-name="ConditionalStyle_24" calcext:value="=0" calcext:base-cell-address="ControlRoms.E214"/>
          </calcext:conditional-format>
          <calcext:conditional-format calcext:target-range-address="ControlRoms.AK197:ControlRoms.AR199">
            <calcext:condition calcext:apply-style-name="ConditionalStyle_23" calcext:value="=0" calcext:base-cell-address="ControlRoms.AK197"/>
          </calcext:conditional-format>
          <calcext:conditional-format calcext:target-range-address="ControlRoms.M199:ControlRoms.M199">
            <calcext:condition calcext:apply-style-name="ConditionalStyle_22" calcext:value="=0" calcext:base-cell-address="ControlRoms.M199"/>
          </calcext:conditional-format>
          <calcext:conditional-format calcext:target-range-address="ControlRoms.E199:ControlRoms.H199">
            <calcext:condition calcext:apply-style-name="ConditionalStyle_21" calcext:value="=0" calcext:base-cell-address="ControlRoms.E199"/>
          </calcext:conditional-format>
          <calcext:conditional-format calcext:target-range-address="ControlRoms.E199:ControlRoms.H199">
            <calcext:condition calcext:apply-style-name="ConditionalStyle_20" calcext:value="=0" calcext:base-cell-address="ControlRoms.E199"/>
          </calcext:conditional-format>
          <calcext:conditional-format calcext:target-range-address="ControlRoms.AK200:ControlRoms.AR202">
            <calcext:condition calcext:apply-style-name="ConditionalStyle_19" calcext:value="=0" calcext:base-cell-address="ControlRoms.AK200"/>
          </calcext:conditional-format>
          <calcext:conditional-format calcext:target-range-address="ControlRoms.P200:ControlRoms.P200">
            <calcext:condition calcext:apply-style-name="ConditionalStyle_18" calcext:value="=0" calcext:base-cell-address="ControlRoms.P200"/>
          </calcext:conditional-format>
          <calcext:conditional-format calcext:target-range-address="ControlRoms.Q200:ControlRoms.Q200">
            <calcext:condition calcext:apply-style-name="ConditionalStyle_17" calcext:value="=0" calcext:base-cell-address="ControlRoms.Q200"/>
          </calcext:conditional-format>
          <calcext:conditional-format calcext:target-range-address="ControlRoms.S200:ControlRoms.S200">
            <calcext:condition calcext:apply-style-name="ConditionalStyle_16" calcext:value="=0" calcext:base-cell-address="ControlRoms.S200"/>
          </calcext:conditional-format>
          <calcext:conditional-format calcext:target-range-address="ControlRoms.E216:ControlRoms.H216">
            <calcext:condition calcext:apply-style-name="ConditionalStyle_15" calcext:value="=0" calcext:base-cell-address="ControlRoms.E216"/>
          </calcext:conditional-format>
          <calcext:conditional-format calcext:target-range-address="ControlRoms.E204:ControlRoms.H204">
            <calcext:condition calcext:apply-style-name="ConditionalStyle_14" calcext:value="=0" calcext:base-cell-address="ControlRoms.E204"/>
          </calcext:conditional-format>
          <calcext:conditional-format calcext:target-range-address="ControlRoms.E204:ControlRoms.H204">
            <calcext:condition calcext:apply-style-name="ConditionalStyle_13" calcext:value="=0" calcext:base-cell-address="ControlRoms.E204"/>
          </calcext:conditional-format>
          <calcext:conditional-format calcext:target-range-address="ControlRoms.AK205:ControlRoms.AR206">
            <calcext:condition calcext:apply-style-name="ConditionalStyle_12" calcext:value="=0" calcext:base-cell-address="ControlRoms.AK205"/>
          </calcext:conditional-format>
          <calcext:conditional-format calcext:target-range-address="ControlRoms.H206:ControlRoms.H206">
            <calcext:condition calcext:apply-style-name="ConditionalStyle_11" calcext:value="=0" calcext:base-cell-address="ControlRoms.H206"/>
          </calcext:conditional-format>
          <calcext:conditional-format calcext:target-range-address="ControlRoms.O206:ControlRoms.O206">
            <calcext:condition calcext:apply-style-name="ConditionalStyle_10" calcext:value="=0" calcext:base-cell-address="ControlRoms.O206"/>
          </calcext:conditional-format>
          <calcext:conditional-format calcext:target-range-address="ControlRoms.E207:ControlRoms.G207">
            <calcext:condition calcext:apply-style-name="ConditionalStyle_9" calcext:value="=0" calcext:base-cell-address="ControlRoms.E207"/>
          </calcext:conditional-format>
          <calcext:conditional-format calcext:target-range-address="ControlRoms.H207:ControlRoms.H207">
            <calcext:condition calcext:apply-style-name="ConditionalStyle_8" calcext:value="=0" calcext:base-cell-address="ControlRoms.H207"/>
          </calcext:conditional-format>
          <calcext:conditional-format calcext:target-range-address="ControlRoms.AK207:ControlRoms.AM208">
            <calcext:condition calcext:apply-style-name="ConditionalStyle_7" calcext:value="=0" calcext:base-cell-address="ControlRoms.AK207"/>
          </calcext:conditional-format>
          <calcext:conditional-format calcext:target-range-address="ControlRoms.AK209:ControlRoms.AR209 ControlRoms.AN207:ControlRoms.AR208">
            <calcext:condition calcext:apply-style-name="ConditionalStyle_6" calcext:value="=0" calcext:base-cell-address="ControlRoms.AK209"/>
          </calcext:conditional-format>
          <calcext:conditional-format calcext:target-range-address="ControlRoms.N207:ControlRoms.N209">
            <calcext:condition calcext:apply-style-name="ConditionalStyle_5" calcext:value="=0" calcext:base-cell-address="ControlRoms.N207"/>
          </calcext:conditional-format>
          <calcext:conditional-format calcext:target-range-address="ControlRoms.E14:ControlRoms.E14">
            <calcext:condition calcext:apply-style-name="ConditionalStyle_4" calcext:value="=0" calcext:base-cell-address="ControlRoms.E14"/>
          </calcext:conditional-format>
          <calcext:conditional-format calcext:target-range-address="ControlRoms.H14:ControlRoms.H14">
            <calcext:condition calcext:apply-style-name="ConditionalStyle_3" calcext:value="=0" calcext:base-cell-address="ControlRoms.H14"/>
          </calcext:conditional-format>
          <calcext:conditional-format calcext:target-range-address="ControlRoms.L255:ControlRoms.L255">
            <calcext:condition calcext:apply-style-name="ConditionalStyle_2" calcext:value="=0" calcext:base-cell-address="ControlRoms.L255"/>
          </calcext:conditional-format>
          <calcext:conditional-format calcext:target-range-address="ControlRoms.L255:ControlRoms.L255">
            <calcext:condition calcext:apply-style-name="ConditionalStyle_1" calcext:value="=0" calcext:base-cell-address="ControlRoms.L25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2" style:display-name="ConditionalStyle_62" style:family="table-cell" style:parent-style-name="Default">
      <style:table-cell-properties fo:background-color="#bfbfbf"/>
    </style:style>
    <style:style style:name="ConditionalStyle_5f_61" style:display-name="ConditionalStyle_61" style:family="table-cell" style:parent-style-name="Default">
      <style:table-cell-properties fo:background-color="#bfbfbf"/>
    </style:style>
    <style:style style:name="ConditionalStyle_5f_60" style:display-name="ConditionalStyle_60" style:family="table-cell" style:parent-style-name="Default">
      <style:table-cell-properties fo:background-color="#bfbfbf"/>
    </style:style>
    <style:style style:name="ConditionalStyle_5f_59" style:display-name="ConditionalStyle_59" style:family="table-cell" style:parent-style-name="Default">
      <style:table-cell-properties fo:background-color="#bfbfbf"/>
    </style:style>
    <style:style style:name="ConditionalStyle_5f_58" style:display-name="ConditionalStyle_58" style:family="table-cell" style:parent-style-name="Default">
      <style:table-cell-properties fo:background-color="#bfbfbf"/>
    </style:style>
    <style:style style:name="ConditionalStyle_5f_57" style:display-name="ConditionalStyle_57" style:family="table-cell" style:parent-style-name="Default">
      <style:table-cell-properties fo:background-color="#bfbfbf"/>
    </style:style>
    <style:style style:name="ConditionalStyle_5f_56" style:display-name="ConditionalStyle_56" style:family="table-cell" style:parent-style-name="Default">
      <style:table-cell-properties fo:background-color="#bfbfbf"/>
    </style:style>
    <style:style style:name="ConditionalStyle_5f_55" style:display-name="ConditionalStyle_55" style:family="table-cell" style:parent-style-name="Default">
      <style:table-cell-properties fo:background-color="#bfbfbf"/>
    </style:style>
    <style:style style:name="ConditionalStyle_5f_54" style:display-name="ConditionalStyle_54" style:family="table-cell" style:parent-style-name="Default">
      <style:table-cell-properties fo:background-color="#bfbfbf"/>
    </style:style>
    <style:style style:name="ConditionalStyle_5f_53" style:display-name="ConditionalStyle_53" style:family="table-cell" style:parent-style-name="Default">
      <style:table-cell-properties fo:background-color="#bfbfbf"/>
    </style:style>
    <style:style style:name="ConditionalStyle_5f_52" style:display-name="ConditionalStyle_52" style:family="table-cell" style:parent-style-name="Default">
      <style:table-cell-properties fo:background-color="#bfbfbf"/>
    </style:style>
    <style:style style:name="ConditionalStyle_5f_51" style:display-name="ConditionalStyle_51" style:family="table-cell" style:parent-style-name="Default">
      <style:table-cell-properties fo:background-color="#bfbfbf"/>
    </style:style>
    <style:style style:name="ConditionalStyle_5f_50" style:display-name="ConditionalStyle_50" style:family="table-cell" style:parent-style-name="Default">
      <style:table-cell-properties fo:background-color="#bfbfbf"/>
    </style:style>
    <style:style style:name="ConditionalStyle_5f_49" style:display-name="ConditionalStyle_49" style:family="table-cell" style:parent-style-name="Default">
      <style:table-cell-properties fo:background-color="#bfbfbf"/>
    </style:style>
    <style:style style:name="ConditionalStyle_5f_48" style:display-name="ConditionalStyle_48" style:family="table-cell" style:parent-style-name="Default">
      <style:table-cell-properties fo:background-color="#bfbfbf"/>
    </style:style>
    <style:style style:name="ConditionalStyle_5f_47" style:display-name="ConditionalStyle_47" style:family="table-cell" style:parent-style-name="Default">
      <style:table-cell-properties fo:background-color="#bfbfbf"/>
    </style:style>
    <style:style style:name="ConditionalStyle_5f_46" style:display-name="ConditionalStyle_46" style:family="table-cell" style:parent-style-name="Default">
      <style:table-cell-properties fo:background-color="#bfbfbf"/>
    </style:style>
    <style:style style:name="ConditionalStyle_5f_45" style:display-name="ConditionalStyle_45" style:family="table-cell" style:parent-style-name="Default">
      <style:table-cell-properties fo:background-color="#bfbfbf"/>
    </style:style>
    <style:style style:name="ConditionalStyle_5f_44" style:display-name="ConditionalStyle_44" style:family="table-cell" style:parent-style-name="Default">
      <style:table-cell-properties fo:background-color="#bfbfbf"/>
    </style:style>
    <style:style style:name="ConditionalStyle_5f_43" style:display-name="ConditionalStyle_43" style:family="table-cell" style:parent-style-name="Default">
      <style:table-cell-properties fo:background-color="#bfbfbf"/>
    </style:style>
    <style:style style:name="ConditionalStyle_5f_42" style:display-name="ConditionalStyle_42" style:family="table-cell" style:parent-style-name="Default">
      <style:table-cell-properties fo:background-color="#bfbfbf"/>
    </style:style>
    <style:style style:name="ConditionalStyle_5f_41" style:display-name="ConditionalStyle_41" style:family="table-cell" style:parent-style-name="Default">
      <style:table-cell-properties fo:background-color="#bfbfbf"/>
    </style:style>
    <style:style style:name="ConditionalStyle_5f_40" style:display-name="ConditionalStyle_40" style:family="table-cell" style:parent-style-name="Default">
      <style:table-cell-properties fo:background-color="#bfbfbf"/>
    </style:style>
    <style:style style:name="ConditionalStyle_5f_39" style:display-name="ConditionalStyle_39" style:family="table-cell" style:parent-style-name="Default">
      <style:table-cell-properties fo:background-color="#bfbfbf"/>
    </style:style>
    <style:style style:name="ConditionalStyle_5f_38" style:display-name="ConditionalStyle_38" style:family="table-cell" style:parent-style-name="Default">
      <style:table-cell-properties fo:background-color="#bfbfbf"/>
    </style:style>
    <style:style style:name="ConditionalStyle_5f_37" style:display-name="ConditionalStyle_37" style:family="table-cell" style:parent-style-name="Default">
      <style:table-cell-properties fo:background-color="#bfbfbf"/>
    </style:style>
    <style:style style:name="ConditionalStyle_5f_36" style:display-name="ConditionalStyle_36" style:family="table-cell" style:parent-style-name="Default">
      <style:table-cell-properties fo:background-color="#bfbfbf"/>
    </style:style>
    <style:style style:name="ConditionalStyle_5f_35" style:display-name="ConditionalStyle_35" style:family="table-cell" style:parent-style-name="Default">
      <style:table-cell-properties fo:background-color="#bfbfbf"/>
    </style:style>
    <style:style style:name="ConditionalStyle_5f_34" style:display-name="ConditionalStyle_34" style:family="table-cell" style:parent-style-name="Default">
      <style:table-cell-properties fo:background-color="#bfbfbf"/>
    </style:style>
    <style:style style:name="ConditionalStyle_5f_33" style:display-name="ConditionalStyle_33" style:family="table-cell" style:parent-style-name="Default">
      <style:table-cell-properties fo:background-color="#bfbfbf"/>
    </style:style>
    <style:style style:name="ConditionalStyle_5f_32" style:display-name="ConditionalStyle_32" style:family="table-cell" style:parent-style-name="Default">
      <style:table-cell-properties fo:background-color="#bfbfbf"/>
    </style:style>
    <style:style style:name="ConditionalStyle_5f_31" style:display-name="ConditionalStyle_31" style:family="table-cell" style:parent-style-name="Default">
      <style:table-cell-properties fo:background-color="#bfbfbf"/>
    </style:style>
    <style:style style:name="ConditionalStyle_5f_30" style:display-name="ConditionalStyle_30" style:family="table-cell" style:parent-style-name="Default">
      <style:table-cell-properties fo:background-color="#bfbfbf"/>
    </style:style>
    <style:style style:name="ConditionalStyle_5f_29" style:display-name="ConditionalStyle_29" style:family="table-cell" style:parent-style-name="Default">
      <style:table-cell-properties fo:background-color="#bfbfbf"/>
    </style:style>
    <style:style style:name="ConditionalStyle_5f_28" style:display-name="ConditionalStyle_28" style:family="table-cell" style:parent-style-name="Default">
      <style:table-cell-properties fo:background-color="#bfbfbf"/>
    </style:style>
    <style:style style:name="ConditionalStyle_5f_27" style:display-name="ConditionalStyle_27" style:family="table-cell" style:parent-style-name="Default">
      <style:table-cell-properties fo:background-color="#bfbfbf"/>
    </style:style>
    <style:style style:name="ConditionalStyle_5f_26" style:display-name="ConditionalStyle_26" style:family="table-cell" style:parent-style-name="Default">
      <style:table-cell-properties fo:background-color="#bfbfbf"/>
    </style:style>
    <style:style style:name="ConditionalStyle_5f_25" style:display-name="ConditionalStyle_25" style:family="table-cell" style:parent-style-name="Default">
      <style:table-cell-properties fo:background-color="#bfbfbf"/>
    </style:style>
    <style:style style:name="ConditionalStyle_5f_24" style:display-name="ConditionalStyle_24" style:family="table-cell" style:parent-style-name="Default">
      <style:table-cell-properties fo:background-color="#bfbfbf"/>
    </style:style>
    <style:style style:name="ConditionalStyle_5f_23" style:display-name="ConditionalStyle_23" style:family="table-cell" style:parent-style-name="Default">
      <style:table-cell-properties fo:background-color="#bfbfbf"/>
    </style:style>
    <style:style style:name="ConditionalStyle_5f_22" style:display-name="ConditionalStyle_22" style:family="table-cell" style:parent-style-name="Default">
      <style:table-cell-properties fo:background-color="#bfbfbf"/>
    </style:style>
    <style:style style:name="ConditionalStyle_5f_21" style:display-name="ConditionalStyle_21" style:family="table-cell" style:parent-style-name="Default">
      <style:table-cell-properties fo:background-color="#bfbfbf"/>
    </style:style>
    <style:style style:name="ConditionalStyle_5f_20" style:display-name="ConditionalStyle_20" style:family="table-cell" style:parent-style-name="Default">
      <style:table-cell-properties fo:background-color="#bfbfbf"/>
    </style:style>
    <style:style style:name="ConditionalStyle_5f_19" style:display-name="ConditionalStyle_19" style:family="table-cell" style:parent-style-name="Default">
      <style:table-cell-properties fo:background-color="#bfbfbf"/>
    </style:style>
    <style:style style:name="ConditionalStyle_5f_18" style:display-name="ConditionalStyle_18" style:family="table-cell" style:parent-style-name="Default">
      <style:table-cell-properties fo:background-color="#bfbfbf"/>
    </style:style>
    <style:style style:name="ConditionalStyle_5f_17" style:display-name="ConditionalStyle_17" style:family="table-cell" style:parent-style-name="Default">
      <style:table-cell-properties fo:background-color="#bfbfbf"/>
    </style:style>
    <style:style style:name="ConditionalStyle_5f_16" style:display-name="ConditionalStyle_16" style:family="table-cell" style:parent-style-name="Default">
      <style:table-cell-properties fo:background-color="#bfbfbf"/>
    </style:style>
    <style:style style:name="ConditionalStyle_5f_15" style:display-name="ConditionalStyle_15" style:family="table-cell" style:parent-style-name="Default">
      <style:table-cell-properties fo:background-color="#bfbfbf"/>
    </style:style>
    <style:style style:name="ConditionalStyle_5f_14" style:display-name="ConditionalStyle_14" style:family="table-cell" style:parent-style-name="Default">
      <style:table-cell-properties fo:background-color="#bfbfbf"/>
    </style:style>
    <style:style style:name="ConditionalStyle_5f_13" style:display-name="ConditionalStyle_13" style:family="table-cell" style:parent-style-name="Default">
      <style:table-cell-properties fo:background-color="#bfbfbf"/>
    </style:style>
    <style:style style:name="ConditionalStyle_5f_12" style:display-name="ConditionalStyle_12" style:family="table-cell" style:parent-style-name="Default">
      <style:table-cell-properties fo:background-color="#bfbfbf"/>
    </style:style>
    <style:style style:name="ConditionalStyle_5f_11" style:display-name="ConditionalStyle_11" style:family="table-cell" style:parent-style-name="Default">
      <style:table-cell-properties fo:background-color="#bfbfbf"/>
    </style:style>
    <style:style style:name="ConditionalStyle_5f_10" style:display-name="ConditionalStyle_10" style:family="table-cell" style:parent-style-name="Default">
      <style:table-cell-properties fo:background-color="#bfbfbf"/>
    </style:style>
    <style:style style:name="ConditionalStyle_5f_9" style:display-name="ConditionalStyle_9" style:family="table-cell" style:parent-style-name="Default">
      <style:table-cell-properties fo:background-color="#bfbfbf"/>
    </style:style>
    <style:style style:name="ConditionalStyle_5f_8" style:display-name="ConditionalStyle_8" style:family="table-cell" style:parent-style-name="Default">
      <style:table-cell-properties fo:background-color="#bfbfbf"/>
    </style:style>
    <style:style style:name="ConditionalStyle_5f_7" style:display-name="ConditionalStyle_7" style:family="table-cell" style:parent-style-name="Default">
      <style:table-cell-properties fo:background-color="#bfbfbf"/>
    </style:style>
    <style:style style:name="ConditionalStyle_5f_6" style:display-name="ConditionalStyle_6" style:family="table-cell" style:parent-style-name="Default">
      <style:table-cell-properties fo:background-color="#bfbfbf"/>
    </style:style>
    <style:style style:name="ConditionalStyle_5f_5" style:display-name="ConditionalStyle_5" style:family="table-cell" style:parent-style-name="Default">
      <style:table-cell-properties fo:background-color="#bfbfbf"/>
    </style:style>
    <style:style style:name="ConditionalStyle_5f_4" style:display-name="ConditionalStyle_4" style:family="table-cell" style:parent-style-name="Default">
      <style:table-cell-properties fo:background-color="#bfbfbf"/>
    </style:style>
    <style:style style:name="ConditionalStyle_5f_3" style:display-name="ConditionalStyle_3" style:family="table-cell" style:parent-style-name="Default">
      <style:table-cell-properties fo:background-color="#bfbfbf"/>
    </style:style>
    <style:style style:name="ConditionalStyle_5f_2" style:display-name="ConditionalStyle_2" style:family="table-cell" style:parent-style-name="Default">
      <style:table-cell-properties fo:background-color="#bfbfbf"/>
    </style:style>
    <style:style style:name="ConditionalStyle_5f_1" style:display-name="ConditionalStyle_1" style:family="table-cell" style:parent-style-name="Default">
      <style:table-cell-properties fo:background-color="#bfbfb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Roms" style:display-name="PageStyle_ControlRo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schilk</meta:initial-creator>
    <dc:creator>pschilk</dc:creator>
    <meta:creation-date>2020-05-10T18:55:52</meta:creation-date>
    <dc:date>2021-04-30T21:07:05</dc:date>
    <meta:editing-duration>P0D</meta:editing-duration>
    <meta:generator>LibreOffice/7.1.2.2$Windows_X86_64 LibreOffice_project/8a45595d069ef5570103caea1b71cc9d82b2aae4</meta:generator>
    <meta:document-statistic meta:table-count="1" meta:cell-count="11133" meta:object-count="0"/>
    <meta:user-defined meta:name="AppVersion">16.0300</meta:user-defined>
  </office:meta>
</office:document-meta>
</file>